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fo:font-size="15pt" fo:font-style="italic" style:text-underline-style="none" officeooo:rsid="00157b1b" officeooo:paragraph-rsid="001e3dba" style:font-size-asian="13.1000003814697pt" style:font-style-asian="italic" style:font-size-complex="15pt" style:font-style-complex="italic"/>
    </style:style>
    <style:style style:name="P2" style:family="paragraph" style:parent-style-name="Preformatted_20_Text" style:list-style-name="L1">
      <style:text-properties style:text-line-through-style="none" style:text-line-through-type="none" fo:font-size="15pt" fo:font-style="italic" style:text-underline-style="none" officeooo:rsid="00157b1b" officeooo:paragraph-rsid="001ee426" style:font-size-asian="13.1000003814697pt" style:font-style-asian="italic" style:font-size-complex="15pt" style:font-style-complex="italic"/>
    </style:style>
    <style:style style:name="P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1e3dba"/>
    </style:style>
    <style:style style:name="P4" style:family="paragraph" style:parent-style-name="Preformatted_20_Text" style:list-style-name="L1">
      <style:paragraph-properties fo:margin-top="0cm" fo:margin-bottom="0cm" loext:contextual-spacing="false" fo:orphans="2" fo:widows="2" fo:padding="0cm" fo:border="none"/>
      <style:text-properties officeooo:paragraph-rsid="001ee426"/>
    </style:style>
    <style:style style:name="P5" style:family="paragraph" style:parent-style-name="Preformatted_20_Text" style:list-style-name="L1" style:master-page-name="">
      <loext:graphic-properties draw:fill="none"/>
      <style:paragraph-properties fo:margin-top="0cm" fo:margin-bottom="0cm" loext:contextual-spacing="false" fo:orphans="2" fo:widows="2" style:page-number="auto" fo:background-color="transparent" fo:padding="0cm" fo:border="none"/>
      <style:text-properties officeooo:paragraph-rsid="001ee426"/>
    </style:style>
    <style:style style:name="P6" style:family="paragraph" style:parent-style-name="Preformatted_20_Text" style:list-style-name="L1" style:master-page-name="">
      <loext:graphic-properties draw:fill="none"/>
      <style:paragraph-properties fo:margin-left="1.6cm" fo:margin-right="0cm" fo:margin-top="0cm" fo:margin-bottom="0cm" loext:contextual-spacing="false" fo:orphans="2" fo:widows="2" fo:text-indent="-0.6cm" style:auto-text-indent="false" style:page-number="auto" fo:background-color="transparent" fo:padding="0cm" fo:border="none"/>
      <style:text-properties officeooo:paragraph-rsid="001ee426"/>
    </style:style>
    <style:style style:name="P7" style:family="paragraph" style:parent-style-name="Standard">
      <style:text-properties officeooo:paragraph-rsid="001e3dba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73621" officeooo:paragraph-rsid="001e3dba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style:text-line-through-style="none" style:text-line-through-type="none" fo:font-size="15pt" fo:font-style="italic" style:text-underline-style="none" officeooo:rsid="00157b1b" officeooo:paragraph-rsid="001e3dba" style:font-size-asian="13.1000003814697pt" style:font-style-asian="italic" style:font-size-complex="15pt" style:font-style-complex="italic"/>
    </style:style>
    <style:style style:name="P10" style:family="paragraph" style:parent-style-name="Standard" style:list-style-name="L1">
      <style:text-properties style:text-line-through-style="none" style:text-line-through-type="none" fo:font-size="15pt" fo:font-style="italic" style:text-underline-style="none" officeooo:rsid="00157b1b" officeooo:paragraph-rsid="001ee426" style:font-size-asian="13.1000003814697pt" style:font-style-asian="italic" style:font-size-complex="15pt" style:font-style-complex="italic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1e3dba" officeooo:paragraph-rsid="001e3dba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style:text-underline-style="solid" style:text-underline-width="auto" style:text-underline-color="font-color" fo:font-weight="bold" officeooo:paragraph-rsid="001e3dba" style:font-size-asian="20pt" style:font-weight-asian="bold" style:font-size-complex="20pt" style:font-weight-complex="bold"/>
    </style:style>
    <style:style style:name="P13" style:family="paragraph" style:parent-style-name="Standard" style:list-style-name="L1">
      <style:text-properties officeooo:paragraph-rsid="001ee426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016b" style:font-size-asian="13.1000003814697pt" style:font-style-asian="italic" style:font-size-complex="15pt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3d99" style:font-size-asian="13.1000003814697pt" style:font-style-asian="italic" style:font-size-complex="15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Consolas" fo:letter-spacing="normal" fo:font-style="normal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Consolas" fo:letter-spacing="normal" fo:font-style="normal" officeooo:rsid="0012016b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Consolas" fo:letter-spacing="normal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onsolas" fo:letter-spacing="normal" fo:font-weight="bold" officeooo:rsid="00239ba9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style:font-size-asian="26pt" style:font-style-asian="italic" style:font-size-complex="26pt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officeooo:rsid="0012016b" style:font-size-asian="26pt" style:font-style-asian="italic" style:font-size-complex="26pt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157b1b" style:font-size-asian="13.1000003814697pt" style:font-style-asian="italic" style:font-size-complex="15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39ba9" style:font-size-asian="13.1000003814697pt" style:font-style-asian="italic" style:font-weight-asian="bold" style:font-size-complex="1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2eba5" style:font-size-asian="13.1000003814697pt" style:font-style-asian="italic" style:font-weight-asian="bold" style:font-size-complex="15pt" style:font-style-complex="italic" style:font-weight-complex="bold"/>
    </style:style>
    <style:style style:name="T12" style:family="text">
      <style:text-properties fo:font-variant="normal" fo:text-transform="none" fo:color="#3a3a3a" style:font-name="Monaco" fo:font-size="11.25pt" fo:letter-spacing="normal" fo:font-style="normal" fo:font-weight="normal" officeooo:rsid="00186250" loext:padding="0cm" loext:border="none"/>
    </style:style>
    <style:style style:name="T13" style:family="text">
      <style:text-properties fo:font-variant="normal" fo:text-transform="none" fo:color="#3a3a3a" style:font-name="Monaco" fo:font-size="11.2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a3a3a" style:font-name="Monaco" fo:font-size="11.25pt" fo:letter-spacing="normal" fo:font-style="normal" fo:font-weight="normal" officeooo:rsid="0022eba5" loext:padding="0cm" loext:border="none"/>
    </style:style>
    <style:style style:name="T15" style:family="text">
      <style:text-properties fo:font-variant="normal" fo:text-transform="none" fo:color="#3a3a3a" style:font-name="Monaco" fo:font-size="11.25pt" fo:letter-spacing="normal" fo:font-style="normal" fo:font-weight="normal" officeooo:rsid="0016cfc4" loext:padding="0cm" loext:border="none"/>
    </style:style>
    <style:style style:name="T16" style:family="text">
      <style:text-properties fo:font-variant="normal" fo:text-transform="none" fo:color="#3a3a3a" style:font-name="Monaco" fo:font-size="11.25pt" fo:letter-spacing="normal" fo:font-style="normal" fo:font-weight="normal" officeooo:rsid="00157b1b" loext:padding="0cm" loext:border="none"/>
    </style:style>
    <style:style style:name="T17" style:family="text">
      <style:text-properties fo:font-variant="normal" fo:text-transform="none" fo:color="#3a3a3a" style:font-name="Monaco" fo:font-size="11.25pt" fo:letter-spacing="normal" fo:font-style="normal" fo:font-weight="normal" officeooo:rsid="0018c5e9" loext:padding="0cm" loext:border="none"/>
    </style:style>
    <style:style style:name="T18" style:family="text">
      <style:text-properties fo:font-variant="normal" fo:text-transform="none" fo:color="#3a3a3a" style:font-name="Monaco" fo:font-size="11.25pt" fo:letter-spacing="normal" fo:font-style="normal" fo:font-weight="normal" officeooo:rsid="001bd43b" loext:padding="0cm" loext:border="none"/>
    </style:style>
    <style:style style:name="T19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officeooo:rsid="0022eba5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0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57b1b" style:font-size-asian="13.1000003814697pt" style:font-style-asian="italic" style:font-size-complex="15pt" style:font-style-complex="italic" loext:padding="0cm" loext:border="none"/>
    </style:style>
    <style:style style:name="T21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6cfc4" style:font-size-asian="13.1000003814697pt" style:font-style-asian="italic" style:font-size-complex="15pt" style:font-style-complex="italic" loext:padding="0cm" loext:border="none"/>
    </style:style>
    <style:style style:name="T22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22eba5" style:font-size-asian="13.1000003814697pt" style:font-style-asian="italic" style:font-size-complex="15pt" style:font-style-complex="italic" loext:padding="0cm" loext:border="none"/>
    </style:style>
    <style:style style:name="T23" style:family="text">
      <style:text-properties fo:font-variant="normal" fo:text-transform="none" fo:color="#333333" style:font-name="Menlo" fo:font-size="11.25pt" fo:letter-spacing="normal" fo:font-style="normal" fo:font-weight="normal" officeooo:rsid="001e3dba" loext:padding="0cm" loext:border="none"/>
    </style:style>
    <style:style style:name="T24" style:family="text">
      <style:text-properties fo:font-variant="normal" fo:text-transform="none" fo:color="#333333" style:text-line-through-style="none" style:text-line-through-type="none" style:font-name="Menlo" fo:font-size="11.25pt" fo:letter-spacing="normal" fo:font-style="normal" style:text-underline-style="none" fo:font-weight="normal" officeooo:rsid="001e3dba" style:font-size-asian="13.1000003814697pt" style:font-style-asian="italic" style:font-size-complex="15pt" style:font-style-complex="italic" loext:padding="0cm" loext:border="none"/>
    </style:style>
    <style:style style:name="T25" style:family="text">
      <style:text-properties fo:font-variant="normal" fo:text-transform="none" fo:color="#333333" style:text-line-through-style="none" style:text-line-through-type="none" style:font-name="Menlo" fo:font-size="11.25pt" fo:letter-spacing="normal" fo:font-style="normal" style:text-underline-style="none" fo:font-weight="normal" officeooo:rsid="001e3dba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6" style:family="text">
      <style:text-properties officeooo:rsid="0012016b"/>
    </style:style>
    <style:style style:name="T27" style:family="text">
      <style:text-properties fo:font-size="15pt" fo:font-style="italic" officeooo:rsid="00157b1b"/>
    </style:style>
    <style:style style:name="T28" style:family="text">
      <style:text-properties fo:font-size="15pt" fo:font-style="italic" style:text-underline-style="none" fo:font-weight="bold" officeooo:rsid="0022eba5" style:font-size-asian="13.1000003814697pt" style:font-style-asian="italic" style:font-weight-asian="bold" style:font-size-complex="15pt" style:font-style-complex="italic" style:font-weight-complex="bold"/>
    </style:style>
    <style:style style:name="T29" style:family="text">
      <style:text-properties fo:font-size="15pt" fo:font-style="italic" style:text-underline-style="none" fo:font-weight="bold" officeooo:rsid="00273621" style:font-size-asian="13.1000003814697pt" style:font-style-asian="italic" style:font-weight-asian="bold" style:font-size-complex="15pt" style:font-style-complex="italic" style:font-weight-complex="bold"/>
    </style:style>
    <style:style style:name="T30" style:family="text">
      <style:text-properties fo:color="#3a3a3a" style:font-name="Monaco" fo:font-size="15pt" fo:font-style="italic" fo:font-weight="bold" officeooo:rsid="0022eba5" style:font-weight-asian="bold" style:font-weight-complex="bold" loext:padding="0cm" loext:border="none"/>
    </style:style>
    <style:style style:name="T31" style:family="text">
      <style:text-properties officeooo:rsid="0018c5e9"/>
    </style:style>
    <style:style style:name="T32" style:family="text">
      <style:text-properties officeooo:rsid="001993b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39ba9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11"><text:span text:style-name="T4"><text:s text:c="15"/></text:span><text:span text:style-name="T8">Q</text:span><text:span text:style-name="T7">ueries</text:span><text:span text:style-name="T3"> <text:s text:c="24"/></text:span></text:p>
      <text:p text:style-name="P12"><text:span text:style-name="T4"/></text:p>
      <text:list xml:id="list3926920308" text:style-name="L1">
        <text:list-item>
          <text:p text:style-name="P13"><text:span text:style-name="T1">create table person(id int,name varchar(120),email varchar(20));</text:span></text:p>
        </text:list-item>
        <text:list-item>
          <text:p text:style-name="P13"><text:span text:style-name="T1"><text:s/>alter table person rename column name to pname;</text:span></text:p>
        </text:list-item>
        <text:list-item>
          <text:p text:style-name="P13"><text:span text:style-name="T1"><text:s/></text:span><text:span text:style-name="T2">alter table person drop column age;</text:span></text:p>
        </text:list-item>
        <text:list-item>
          <text:p text:style-name="P13"><text:span text:style-name="T9">create table emp (</text:span></text:p>
          <text:p text:style-name="P10"><text:s text:c="27"/>empid <text:span text:style-name="T31">int</text:span> <text:span text:style-name="T32">primary key</text:span>,</text:p>
          <text:p text:style-name="P10"><text:s text:c="25"/>ename varchar(25),</text:p>
          <text:p text:style-name="P10"><text:s text:c="22"/>desgination varchar(60),</text:p>
          <text:p text:style-name="P10"><text:span text:style-name="Source_20_Text"><text:span text:style-name="T12"><text:s text:c="12"/>hiredate date not null,</text:span></text:span></text:p>
          <text:p text:style-name="P4"><text:span text:style-name="Source_20_Text"><text:span text:style-name="T13"><text:s text:c="17"/>SAL <text:s/></text:span></text:span><text:span text:style-name="Source_20_Text"><text:span text:style-name="T14">double precision</text:span></text:span><text:span text:style-name="Source_20_Text"><text:span text:style-name="T15">,</text:span></text:span></text:p>
          <text:p text:style-name="P4"><text:span text:style-name="Source_20_Text"><text:span text:style-name="T16"><text:s text:c="5"/>age </text:span></text:span><text:span text:style-name="Source_20_Text"><text:span text:style-name="T17">int</text:span></text:span><text:span text:style-name="Source_20_Text"><text:span text:style-name="T16">,</text:span></text:span></text:p>
          <text:p text:style-name="P4"><text:span text:style-name="Source_20_Text"><text:span text:style-name="T16"><text:s text:c="2"/>emaild varchar(</text:span></text:span><text:span text:style-name="Source_20_Text"><text:span text:style-name="T18">30</text:span></text:span><text:span text:style-name="Source_20_Text"><text:span text:style-name="T16">), </text:span></text:span></text:p>
          <text:p text:style-name="P4"><text:span text:style-name="Source_20_Text"><text:span text:style-name="T16"><text:s text:c="3"/>deptno </text:span></text:span><text:span text:style-name="Source_20_Text"><text:span text:style-name="T17">int</text:span></text:span><text:span text:style-name="Source_20_Text"><text:span text:style-name="T16">,</text:span></text:span></text:p>
          <text:p text:style-name="P5"><text:span text:style-name="Source_20_Text"><text:span text:style-name="T20"><text:s text:c="4"/>mobile </text:span></text:span><text:span text:style-name="Source_20_Text"><text:span text:style-name="T21"><text:s/></text:span></text:span><text:span text:style-name="Source_20_Text"><text:span text:style-name="T22">bigint</text:span></text:span><text:span text:style-name="Source_20_Text"><text:span text:style-name="T24">);</text:span></text:span></text:p>
          <text:p text:style-name="P13"><text:span text:style-name="Source_20_Text"><text:span text:style-name="T25"/></text:span></text:p>
        </text:list-item>
        <text:list-item>
          <text:p text:style-name="P13"><text:span text:style-name="Source_20_Text"><text:span text:style-name="T19">select * from emp;</text:span></text:span></text:p>
        </text:list-item>
        <text:list-item>
          <text:p text:style-name="P13"><text:span text:style-name="T28">select enam,sal from emp;</text:span></text:p>
        </text:list-item>
        <text:list-item>
          <text:p text:style-name="P13"><text:span text:style-name="T28">select ename,deptno,hiredate from emp;</text:span></text:p>
        </text:list-item>
        <text:list-item>
          <text:p text:style-name="P13"><text:span text:style-name="Source_20_Text"><text:span text:style-name="T19">update emp set sal=80000;</text:span></text:span></text:p>
        </text:list-item>
        <text:list-item>
          <text:p text:style-name="P13"><text:span text:style-name="T28">update emp set sal=9999 where eid=3;</text:span></text:p>
        </text:list-item>
        <text:list-item>
          <text:p text:style-name="P13"><text:span text:style-name="T28">delete from emp where id-3;</text:span></text:p>
        </text:list-item>
        <text:list-item>
          <text:p text:style-name="P13"><text:span text:style-name="T10">select * from emp where eid=2;</text:span><text:span text:style-name="T11"> </text:span></text:p>
        </text:list-item>
        <text:list-item>
          <text:p text:style-name="P13"><text:span text:style-name="T29">create table stud(id int primary key,name varchar(30),branch varchar(60));</text:span></text:p>
        </text:list-item>
        <text:list-item>
          <text:p text:style-name="P13"><text:span text:style-name="T29"><text:s text:c="4"/>insert into stud values(1,'neeta','ece'),(2,'sonu jha',’instrumental'), <text:s text:c="2"/></text:span></text:p>
        </text:list-item>
      </text:list>
      <text:p text:style-name="P8"><text:span text:style-name="T33"><text:s text:c="4"/>(3,'nandani','ece'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1:36:07.265819762</meta:creation-date>
    <dc:date>2020-05-05T11:53:07.995424661</dc:date>
    <meta:editing-duration>PT6M50S</meta:editing-duration>
    <meta:editing-cycles>1</meta:editing-cycles>
    <meta:document-statistic meta:table-count="0" meta:image-count="0" meta:object-count="0" meta:page-count="1" meta:paragraph-count="24" meta:word-count="108" meta:character-count="900" meta:non-whitespace-character-count="655"/>
    <meta:generator>LibreOffice/6.0.7.3$Linux_X86_64 LibreOffice_project/00m0$Build-3</meta:generator>
  </office:meta>
</office:document-meta>
</file>